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97cm" fo:min-width="6.5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5.327cm" fo:min-width="12.0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65cm" fo:min-width="0.11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66cm" fo:min-width="0.115cm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452cm" fo:min-width="0.731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2.426cm" fo:min-width="4.683cm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2.399cm" fo:min-width="4.558cm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2.104cm" fo:min-width="2.686cm"/>
    </style:style>
    <style:style style:name="gr11" style:family="graphic" style:parent-style-name="standard">
      <style:graphic-properties draw:fill-color="#fff5ce" draw:textarea-horizontal-align="justify" draw:textarea-vertical-align="middle" draw:auto-grow-height="false" fo:min-height="2.441cm" fo:min-width="0.2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29cm" fo:min-width="0.82cm"/>
    </style:style>
    <style:style style:name="gr13" style:family="graphic" style:parent-style-name="standard">
      <style:graphic-properties svg:stroke-color="#3465a4" draw:fill-color="#000000" draw:textarea-horizontal-align="justify" draw:textarea-vertical-align="middle" draw:auto-grow-height="false" fo:min-height="12.242cm" fo:min-width="12.014cm"/>
    </style:style>
    <style:style style:name="gr14" style:family="graphic" style:parent-style-name="standard">
      <style:graphic-properties svg:stroke-color="#3465a4" draw:fill-color="#dddddd" draw:textarea-vertical-align="middle"/>
    </style:style>
    <style:style style:name="gr15" style:family="graphic" style:parent-style-name="standard">
      <style:graphic-properties svg:stroke-color="#3465a4" draw:fill-color="#dddddd" draw:textarea-horizontal-align="justify" draw:textarea-vertical-align="middle" draw:auto-grow-height="false" fo:min-height="1.215cm" fo:min-width="0.477cm"/>
    </style:style>
    <style:style style:name="gr16" style:family="graphic" style:parent-style-name="standard">
      <style:graphic-properties svg:stroke-color="#3465a4" draw:fill-color="#111111" draw:textarea-horizontal-align="justify" draw:textarea-vertical-align="middle" draw:auto-grow-height="false" fo:min-height="6.339cm" fo:min-width="6.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10.949cm"/>
    </style:style>
    <style:style style:name="gr18" style:family="graphic" style:parent-style-name="standard">
      <style:graphic-properties svg:stroke-color="#3465a4" draw:fill-color="#666666" draw:textarea-horizontal-align="justify" draw:textarea-vertical-align="middle" draw:auto-grow-height="false" fo:min-height="4.064cm" fo:min-width="3.814cm"/>
    </style:style>
    <style:style style:name="gr19" style:family="graphic" style:parent-style-name="standard">
      <style:graphic-properties svg:stroke-color="#3465a4" draw:fill-color="#ffbf00" draw:textarea-horizontal-align="justify" draw:textarea-vertical-align="middle" draw:auto-grow-height="false" fo:min-height="1.848cm" fo:min-width="0cm"/>
    </style:style>
    <style:style style:name="gr20" style:family="graphic" style:parent-style-name="standard">
      <style:graphic-properties svg:stroke-color="#3465a4" draw:fill-color="#b2b2b2" draw:textarea-horizontal-align="justify" draw:textarea-vertical-align="middle" draw:auto-grow-height="false" fo:min-height="1.117cm" fo:min-width="3.16cm"/>
    </style:style>
    <style:style style:name="gr21" style:family="graphic" style:parent-style-name="standard">
      <style:graphic-properties draw:stroke="none" svg:stroke-color="#000000" draw:fill="none" draw:fill-color="#ffffff" fo:min-height="3.519cm"/>
    </style:style>
    <style:style style:name="gr22" style:family="graphic" style:parent-style-name="standard">
      <style:graphic-properties svg:stroke-color="#3465a4" draw:fill-color="#ffffff" draw:textarea-horizontal-align="justify" draw:textarea-vertical-align="middle" draw:auto-grow-height="false" fo:min-height="0.381cm" fo:min-width="0.13cm"/>
    </style:style>
    <style:style style:name="gr23" style:family="graphic" style:parent-style-name="standard">
      <style:graphic-properties svg:stroke-color="#3465a4" draw:fill-color="#ffffff" draw:textarea-horizontal-align="justify" draw:textarea-vertical-align="middle" draw:auto-grow-height="false" fo:min-height="0.38cm" fo:min-width="0.13cm"/>
    </style:style>
    <style:style style:name="gr24" style:family="graphic" style:parent-style-name="standard">
      <style:graphic-properties svg:stroke-color="#3465a4" draw:fill-color="#ffffff" draw:textarea-horizontal-align="justify" draw:textarea-vertical-align="middle" draw:auto-grow-height="false" fo:min-height="0.38cm" fo:min-width="0.131cm"/>
    </style:style>
    <style:style style:name="gr25" style:family="graphic" style:parent-style-name="standard">
      <style:graphic-properties svg:stroke-width="0.106cm" svg:stroke-color="#ff0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00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000000" draw:marker-start="Circle" draw:marker-start-width="0.458cm" draw:marker-end="" draw:marker-end-width="0.458cm" draw:fill-color="#000000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ffd7d7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00a933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8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2a6099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svg:stroke-color="#3465a4" draw:fill-color="#ff4000" draw:textarea-horizontal-align="justify" draw:textarea-vertical-align="middle" draw:auto-grow-height="false" fo:min-height="4.965cm" fo:min-width="2.551cm"/>
    </style:style>
    <style:style style:name="gr33" style:family="graphic" style:parent-style-name="standard">
      <style:graphic-properties svg:stroke-color="#3465a4" draw:fill-color="#eeeeee" draw:textarea-horizontal-align="justify" draw:textarea-vertical-align="middle" draw:auto-grow-height="false" fo:min-height="3.084cm" fo:min-width="2.234cm"/>
    </style:style>
    <style:style style:name="gr34" style:family="graphic" style:parent-style-name="standard">
      <style:graphic-properties svg:stroke-color="#3465a4" draw:fill-color="#dddddd" draw:textarea-horizontal-align="justify" draw:textarea-vertical-align="middle" draw:auto-grow-height="false" fo:min-height="0.067cm" fo:min-width="0cm"/>
    </style:style>
    <style:style style:name="gr35" style:family="graphic" style:parent-style-name="standard">
      <style:graphic-properties svg:stroke-color="#3465a4" draw:fill-color="#dddddd" draw:textarea-horizontal-align="justify" draw:textarea-vertical-align="middle" draw:auto-grow-height="false" fo:min-height="0.067cm" fo:min-width="0.134cm"/>
    </style:style>
    <style:style style:name="gr36" style:family="graphic" style:parent-style-name="standard">
      <style:graphic-properties svg:stroke-color="#3465a4" draw:fill-color="#dddddd" draw:textarea-horizontal-align="justify" draw:textarea-vertical-align="middle" draw:auto-grow-height="false" fo:min-height="0.067cm" fo:min-width="0.133cm"/>
    </style:style>
    <style:style style:name="gr37" style:family="graphic" style:parent-style-name="standard">
      <style:graphic-properties svg:stroke-color="#3465a4" draw:fill-color="#dddddd" draw:textarea-horizontal-align="justify" draw:textarea-vertical-align="middle" draw:auto-grow-height="false" fo:min-height="0.066cm" fo:min-width="0cm"/>
    </style:style>
    <style:style style:name="gr38" style:family="graphic" style:parent-style-name="standard">
      <style:graphic-properties svg:stroke-color="#3465a4" draw:fill-color="#dddddd" draw:textarea-horizontal-align="justify" draw:textarea-vertical-align="middle" draw:auto-grow-height="false" fo:min-height="0.066cm" fo:min-width="0.134cm"/>
    </style:style>
    <style:style style:name="gr39" style:family="graphic" style:parent-style-name="standard">
      <style:graphic-properties svg:stroke-color="#3465a4" draw:fill-color="#dddddd" draw:textarea-horizontal-align="justify" draw:textarea-vertical-align="middle" draw:auto-grow-height="false" fo:min-height="0.066cm" fo:min-width="0.133cm"/>
    </style:style>
    <style:style style:name="gr40" style:family="graphic" style:parent-style-name="standard">
      <style:graphic-properties svg:stroke-color="#3465a4" draw:fill-color="#ffbf00" draw:textarea-horizontal-align="justify" draw:textarea-vertical-align="middle" draw:auto-grow-height="false" fo:min-height="0.902cm" fo:min-width="0cm"/>
    </style:style>
    <style:style style:name="gr41" style:family="graphic" style:parent-style-name="standard">
      <style:graphic-properties draw:stroke="none" svg:stroke-color="#000000" draw:fill="none" draw:fill-color="#ffffff" fo:min-height="1.505cm"/>
    </style:style>
    <style:style style:name="gr42" style:family="graphic" style:parent-style-name="standard">
      <style:graphic-properties svg:stroke-color="#3465a4" draw:fill-color="#ffffff" draw:textarea-horizontal-align="justify" draw:textarea-vertical-align="middle" draw:auto-grow-height="false" fo:min-height="0.159cm" fo:min-width="0cm"/>
    </style:style>
    <style:style style:name="gr43" style:family="graphic" style:parent-style-name="standard">
      <style:graphic-properties svg:stroke-width="0.106cm" svg:stroke-color="#ffd7d7" draw:marker-start="" draw:marker-start-width="0.458cm" draw:marker-end="" draw:marker-end-width="0.458cm" draw:fill-color="#000000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000000" draw:marker-start="" draw:marker-start-width="0.458cm" draw:marker-end="" draw:marker-end-width="0.458cm" draw:fill-color="#000000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ff0000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svg:stroke-width="0.106cm" svg:stroke-color="#000000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svg:stroke-width="0.106cm" svg:stroke-color="#2a6099" draw:marker-start="" draw:marker-start-width="0.458cm" draw:marker-end="" draw:marker-end-width="0.458cm" draw:fill-color="#000000" draw:textarea-vertical-align="middle" fo:padding-top="0.177cm" fo:padding-bottom="0.177cm" fo:padding-left="0.302cm" fo:padding-right="0.302cm"/>
    </style:style>
    <style:style style:name="gr48" style:family="graphic" style:parent-style-name="standard">
      <style:graphic-properties svg:stroke-width="0.106cm" svg:stroke-color="#00a933" draw:marker-start="" draw:marker-start-width="0.458cm" draw:marker-end="" draw:marker-end-width="0.458cm" draw:fill-color="#000000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svg:stroke-color="#ff8000" draw:marker-start="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7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96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06cm"/>
    </style:style>
    <style:style style:name="gr53" style:family="graphic" style:parent-style-name="standard">
      <style:graphic-properties draw:stroke="none" svg:stroke-color="#000000" draw:fill="none" draw:fill-color="#ffffff" fo:min-height="4.369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style:font-name="Arial Black"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5ce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666666"/>
      <style:paragraph-properties fo:text-align="center"/>
      <style:text-properties fo:font-size="18pt"/>
    </style:style>
    <style:style style:name="P11" style:family="paragraph">
      <loext:graphic-properties draw:fill-color="#1c1c1c"/>
      <style:paragraph-properties fo:text-align="center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5ce"/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margin-top="0.102cm" fo:margin-bottom="0cm" fo:text-align="end"/>
      <style:text-properties fo:color="#ffffff" fo:font-size="10.5pt" style:font-size-asian="10pt" style:font-size-complex="10pt"/>
    </style:style>
    <style:style style:name="P15" style:family="paragraph">
      <loext:graphic-properties draw:fill="none" draw:fill-color="#ffffff"/>
      <style:paragraph-properties fo:margin-top="0.102cm" fo:margin-bottom="0cm" fo:text-align="end"/>
      <style:text-properties fo:color="#ffffff" fo:font-size="10.5pt" style:font-size-asian="10pt" style:font-size-complex="10pt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111111"/>
      <style:paragraph-properties fo:text-align="center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loext:graphic-properties draw:fill-color="#ffbf00"/>
      <style:paragraph-properties fo:text-align="center"/>
    </style:style>
    <style:style style:name="P22" style:family="paragraph">
      <loext:graphic-properties draw:fill-color="#b2b2b2"/>
      <style:paragraph-properties fo:text-align="center"/>
    </style:style>
    <style:style style:name="P23" style:family="paragraph">
      <style:paragraph-properties fo:margin-top="0.102cm" fo:margin-bottom="0cm"/>
      <style:text-properties fo:color="#ffffff" fo:font-size="11pt" style:font-size-asian="11pt" style:font-size-complex="11pt"/>
    </style:style>
    <style:style style:name="P24" style:family="paragraph">
      <loext:graphic-properties draw:fill="none" draw:fill-color="#ffffff"/>
      <style:paragraph-properties fo:margin-top="0.102cm" fo:margin-bottom="0cm"/>
      <style:text-properties fo:color="#ffffff" fo:font-size="11pt" style:font-size-asian="11pt" style:font-size-complex="11pt"/>
    </style:style>
    <style:style style:name="P25" style:family="paragraph">
      <style:paragraph-properties fo:text-align="center"/>
      <style:text-properties fo:font-size="16pt"/>
    </style:style>
    <style:style style:name="P26" style:family="paragraph">
      <loext:graphic-properties draw:fill-color="#000000"/>
      <style:paragraph-properties fo:text-align="center"/>
      <style:text-properties fo:font-size="16pt"/>
    </style:style>
    <style:style style:name="P27" style:family="paragraph">
      <loext:graphic-properties draw:fill-color="#ff4000"/>
      <style:paragraph-properties fo:text-align="center"/>
    </style:style>
    <style:style style:name="P28" style:family="paragraph">
      <style:text-properties fo:color="#ffffff" fo:font-size="12pt" style:font-size-asian="12pt" style:font-size-complex="12pt"/>
    </style:style>
    <style:style style:name="P29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32" style:family="paragraph">
      <style:text-properties fo:color="#000000" fo:font-size="12pt" style:font-size-asian="14pt" style:font-size-complex="14pt"/>
    </style:style>
    <style:style style:name="P33" style:family="paragraph">
      <loext:graphic-properties draw:fill="none" draw:fill-color="#ffffff"/>
      <style:text-properties fo:color="#000000" fo:font-size="12pt" style:font-size-asian="14pt" style:font-size-complex="14pt"/>
    </style:style>
    <style:style style:name="P34" style:family="paragraph">
      <style:text-properties fo:color="#ffd7d7" fo:font-size="12pt" style:font-size-asian="12pt" style:font-size-complex="12pt"/>
    </style:style>
    <style:style style:name="P35" style:family="paragraph">
      <loext:graphic-properties draw:fill="none" draw:fill-color="#ffffff"/>
      <style:text-properties fo:color="#ffd7d7" fo:font-size="12pt" style:font-size-asian="12pt" style:font-size-complex="12pt"/>
    </style:style>
    <style:style style:name="P36" style:family="paragraph">
      <style:paragraph-properties fo:margin-top="0.051cm" fo:margin-bottom="0cm"/>
      <style:text-properties fo:color="#000000" fo:font-size="10.5pt" fo:background-color="#ffffff"/>
    </style:style>
    <style:style style:name="P37" style:family="paragraph">
      <loext:graphic-properties draw:fill="none" draw:fill-color="#ffffff"/>
      <style:paragraph-properties fo:margin-top="0.051cm" fo:margin-bottom="0cm"/>
      <style:text-properties fo:color="#000000" fo:font-size="10.5pt" fo:background-color="#ffffff"/>
    </style:style>
    <style:style style:name="T1" style:family="text">
      <style:text-properties style:font-name="Arial Black" fo:font-size="18pt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style:font-size-asian="14pt" style:font-size-complex="14pt"/>
    </style:style>
    <style:style style:name="T6" style:family="text">
      <style:text-properties fo:color="#ffd7d7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098cm" svg:height="4.247cm" svg:x="13.87cm" svg:y="17.448cm">
          <draw:text-box>
            <text:p text:style-name="P1"><text:span text:style-name="T1">SDS011 </text:span></text:p>
            <text:p text:style-name="P1"><text:span text:style-name="T1">&amp; </text:span><text:span text:style-name="T1">AM2302 </text:span><text:span text:style-name="T1">(DHT22)</text:span></text:p>
            <text:p text:style-name="P1"><text:span text:style-name="T1">with </text:span><text:span text:style-name="T1">Wemos</text:span></text:p>
            <text:p text:style-name="P1"><text:span text:style-name="T1">by </text:span><text:span text:style-name="T1">Wojked</text:span></text:p>
          </draw:text-box>
        </draw:frame>
        <draw:frame draw:style-name="gr2" draw:text-style-name="P3" draw:layer="layout" svg:width="4.896cm" svg:height="1.016cm" svg:x="13.989cm" svg:y="21.197cm">
          <draw:text-box>
            <text:p><text:span text:style-name="T2">02-</text:span><text:span text:style-name="T2">11-</text:span><text:span text:style-name="T2">201</text:span><text:span text:style-name="T2">9 </text:span><text:span text:style-name="T2">v1</text:span></text:p>
          </draw:text-box>
        </draw:frame>
        <draw:g>
          <draw:g>
            <draw:g>
              <draw:g>
                <draw:g>
                  <draw:g>
                    <draw:custom-shape draw:style-name="gr3" draw:text-style-name="P4" draw:layer="layout" svg:width="12.529cm" svg:height="5.577cm" svg:x="0.879cm" svg:y="16.846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4" draw:text-style-name="P5" draw:layer="layout" svg:width="0.869cm" svg:height="0.869cm" svg:x="1.036cm" svg:y="17.003cm">
                      <text:p text:style-name="P9"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5" draw:text-style-name="P6" draw:layer="layout" svg:width="0.869cm" svg:height="0.87cm" svg:x="1.036cm" svg:y="21.39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5" draw:text-style-name="P6" draw:layer="layout" svg:width="0.869cm" svg:height="0.87cm" svg:x="12.383cm" svg:y="21.396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4" draw:text-style-name="P6" draw:layer="layout" svg:width="0.869cm" svg:height="0.869cm" svg:x="12.383cm" svg:y="17.003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g>
                    <draw:g>
                      <draw:custom-shape draw:style-name="gr6" draw:text-style-name="P7" draw:layer="layout" svg:width="0.335cm" svg:height="0.335cm" svg:x="2.147cm" svg:y="17.014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5cm" svg:x="2.66cm" svg:y="17.013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5cm" svg:x="3.175cm" svg:y="17.012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6cm" svg:height="0.335cm" svg:x="3.686cm" svg:y="17.011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4cm" svg:x="4.2cm" svg:y="17.011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4cm" svg:x="4.714cm" svg:y="17.011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5cm" svg:x="5.226cm" svg:y="17.01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5cm" svg:x="5.739cm" svg:y="17.009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6cm" svg:height="0.336cm" svg:x="6.252cm" svg:y="17.008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6cm" svg:x="6.766cm" svg:y="17.007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6cm" svg:x="7.279cm" svg:y="17.006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5cm" svg:x="7.792cm" svg:y="17.006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5cm" svg:x="8.305cm" svg:y="17.006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4cm" svg:x="8.818cm" svg:y="17.005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4cm" svg:x="9.332cm" svg:y="17.004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4cm" svg:x="9.841cm" svg:y="17.003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</draw:g>
                    <draw:g>
                      <draw:custom-shape draw:style-name="gr6" draw:text-style-name="P7" draw:layer="layout" svg:width="0.335cm" svg:height="0.335cm" svg:x="2.146cm" svg:y="21.931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4cm" svg:x="2.66cm" svg:y="21.931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4cm" svg:x="3.174cm" svg:y="21.93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5cm" svg:x="3.686cm" svg:y="21.928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5cm" svg:x="4.2cm" svg:y="21.927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5cm" svg:x="4.713cm" svg:y="21.927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4cm" svg:x="5.225cm" svg:y="21.927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4cm" svg:height="0.335cm" svg:x="5.739cm" svg:y="21.926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6cm" svg:height="0.335cm" svg:x="6.251cm" svg:y="21.925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6" draw:text-style-name="P7" draw:layer="layout" svg:width="0.335cm" svg:height="0.336cm" svg:x="6.765cm" svg:y="21.924cm">
                        <text:p/>
      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      </draw:custom-shape>
                      <draw:custom-shape draw:style-name="gr7" draw:text-style-name="P8" draw:layer="layout" svg:width="1.231cm" svg:height="1.702cm" svg:x="12.003cm" svg:y="18.411cm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</draw:g>
                <draw:custom-shape draw:style-name="gr8" draw:text-style-name="P10" draw:layer="layout" svg:width="5.183cm" svg:height="2.676cm" svg:x="6.692cm" svg:y="18.393cm">
                  <text:p text:style-name="P9">OLED</text:p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9" draw:text-style-name="P11" draw:layer="layout" svg:width="5.058cm" svg:height="2.649cm" svg:x="0.982cm" svg:y="18.532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0" draw:text-style-name="P13" draw:layer="layout" svg:width="3.186cm" svg:height="2.354cm" svg:x="2.491cm" svg:y="18.7cm">
                  <text:p text:style-name="P12"><text:span text:style-name="T3">Wemos</text:span></text:p>
                  <text:p text:style-name="P12"><text:span text:style-name="T3">ESP-8266</text:span></text:p>
                  <draw:enhanced-geometry svg:viewBox="0 0 21600 21600" draw:type="rectangle" draw:enhanced-path="M 0 0 L 21600 0 21600 21600 0 21600 0 0 Z N"/>
                </draw:custom-shape>
                <draw:custom-shape draw:style-name="gr11" draw:text-style-name="P7" draw:layer="layout" svg:width="0.719cm" svg:height="2.691cm" svg:x="0.982cm" svg:y="18.53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12" draw:text-style-name="P15" draw:layer="layout" svg:width="1.669cm" svg:height="14.579cm" draw:transform="rotate (1.5707963267949) translate (1.976cm 18.515cm)">
              <draw:text-box>
                <text:p text:style-name="P14">EN</text:p>
                <text:p text:style-name="P14">D0</text:p>
                <text:p text:style-name="P14">D1</text:p>
                <text:p text:style-name="P14">D1</text:p>
                <text:p text:style-name="P14">D3</text:p>
                <text:p text:style-name="P14">D4</text:p>
                <text:p text:style-name="P14">D5</text:p>
                <text:p text:style-name="P14">D6</text:p>
                <text:p text:style-name="P14">D7</text:p>
                <text:p text:style-name="P14">D8</text:p>
                <text:p text:style-name="P14">RX</text:p>
                <text:p text:style-name="P14">TX</text:p>
                <text:p text:style-name="P14">3V</text:p>
                <text:p text:style-name="P14">GND</text:p>
                <text:p text:style-name="P14">GND</text:p>
                <text:p text:style-name="P14">5V</text:p>
              </draw:text-box>
            </draw:frame>
          </draw:g>
        </draw:g>
        <draw:g>
          <draw:custom-shape draw:style-name="gr13" draw:text-style-name="P4" draw:layer="layout" svg:width="12.514cm" svg:height="12.492cm" svg:x="0.96cm" svg:y="0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polygon draw:style-name="gr14" draw:text-style-name="P16" draw:layer="layout" svg:width="12.055cm" svg:height="10.444cm" svg:x="1.097cm" svg:y="1.105cm" svg:viewBox="0 0 12056 10445" draw:points="49,6003 2392,6003 4832,10445 12056,10445 12056,1025 11080,1025 11080,0 2246,0 0,2246">
                <text:p/>
              </draw:polygon>
              <draw:custom-shape draw:style-name="gr15" draw:text-style-name="P16" draw:layer="layout" svg:width="0.977cm" svg:height="1.465cm" svg:x="3.749cm" svg:y="0.1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6" draw:text-style-name="P17" draw:layer="layout" svg:width="6.59cm" svg:height="6.589cm" svg:x="6.277cm" svg:y="4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19" draw:layer="layout" svg:width="10.549cm" svg:height="1.321cm" svg:x="2.055cm" svg:y="2.904cm">
              <draw:text-box>
                <text:p text:style-name="P18">Nova PM sensor SDS011</text:p>
              </draw:text-box>
            </draw:frame>
            <draw:custom-shape draw:style-name="gr18" draw:text-style-name="P20" draw:layer="layout" svg:width="6.1cm" svg:height="6.1cm" svg:x="6.492cm" svg:y="5.0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19" draw:text-style-name="P21" draw:layer="layout" svg:width="0.265cm" svg:height="2.098cm" svg:x="1.416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21" draw:layer="layout" svg:width="0.265cm" svg:height="2.098cm" svg:x="1.948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21" draw:layer="layout" svg:width="0.265cm" svg:height="2.098cm" svg:x="2.479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21" draw:layer="layout" svg:width="0.265cm" svg:height="2.098cm" svg:x="3.011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21" draw:layer="layout" svg:width="0.265cm" svg:height="2.098cm" svg:x="3.542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21" draw:layer="layout" svg:width="0.266cm" svg:height="2.098cm" svg:x="4.073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21" draw:layer="layout" svg:width="0.266cm" svg:height="2.098cm" svg:x="4.601cm" svg:y="11.1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0" draw:text-style-name="P22" draw:layer="layout" svg:width="3.66cm" svg:height="1.367cm" svg:x="1.281cm" svg:y="11.2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24" draw:layer="layout" svg:width="2.454cm" svg:height="3.887cm" draw:transform="rotate (1.5707963267949) translate (1.175cm 12.781cm)">
            <draw:text-box>
              <text:p text:style-name="P23">-</text:p>
              <text:p text:style-name="P23">-</text:p>
              <text:p text:style-name="P23">5V</text:p>
              <text:p text:style-name="P23">-</text:p>
              <text:p text:style-name="P23">GND</text:p>
              <text:p text:style-name="P23">RX</text:p>
              <text:p text:style-name="P23">TX</text:p>
            </draw:text-box>
          </draw:frame>
          <draw:custom-shape draw:style-name="gr22" draw:text-style-name="P6" draw:layer="layout" svg:width="0.89cm" svg:height="0.891cm" svg:x="12.309cm" svg:y="0.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3" draw:text-style-name="P6" draw:layer="layout" svg:width="0.89cm" svg:height="0.89cm" svg:x="1.235cm" svg:y="1.5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" draw:text-style-name="P6" draw:layer="layout" svg:width="0.891cm" svg:height="0.89cm" svg:x="5.197cm" svg:y="11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25" draw:text-style-name="P25" draw:layer="layout" svg:x1="2.609cm" svg:y1="13.066cm" svg:x2="2.609cm" svg:y2="13.812cm">
          <text:p/>
        </draw:line>
        <draw:line draw:style-name="gr26" draw:text-style-name="P25" draw:layer="layout" svg:x1="3.71cm" svg:y1="13.066cm" svg:x2="3.71cm" svg:y2="14.112cm">
          <text:p/>
        </draw:line>
        <draw:line draw:style-name="gr27" draw:text-style-name="P26" draw:layer="layout" svg:x1="9.526cm" svg:y1="17.217cm" svg:x2="9.527cm" svg:y2="14.112cm">
          <text:p/>
        </draw:line>
        <draw:line draw:style-name="gr27" draw:text-style-name="P26" draw:layer="layout" svg:x1="9.014cm" svg:y1="17.217cm" svg:x2="9.014cm" svg:y2="15.149cm">
          <text:p/>
        </draw:line>
        <draw:line draw:style-name="gr28" draw:text-style-name="P25" draw:layer="layout" svg:x1="8.525cm" svg:y1="17.217cm" svg:x2="8.525cm" svg:y2="15.933cm">
          <text:p/>
        </draw:line>
        <draw:line draw:style-name="gr29" draw:text-style-name="P25" draw:layer="layout" svg:x1="5.944cm" svg:y1="17.217cm" svg:x2="5.944cm" svg:y2="16.469cm">
          <text:p/>
        </draw:line>
        <draw:line draw:style-name="gr30" draw:text-style-name="P25" draw:layer="layout" svg:x1="6.473cm" svg:y1="17.217cm" svg:x2="6.448cm" svg:y2="16.46cm">
          <text:p/>
        </draw:line>
        <draw:line draw:style-name="gr31" draw:text-style-name="P25" draw:layer="layout" svg:x1="5.357cm" svg:y1="17.217cm" svg:x2="5.357cm" svg:y2="15.982cm">
          <text:p/>
        </draw:line>
        <draw:g>
          <draw:g>
            <draw:g>
              <draw:custom-shape draw:style-name="gr32" draw:text-style-name="P27" draw:layer="layout" svg:width="3.051cm" svg:height="5.215cm" svg:x="16.416cm" svg:y="3.8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3" draw:text-style-name="P8" draw:layer="layout" svg:width="2.734cm" svg:height="3.334cm" svg:x="16.575cm" svg:y="3.9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345cm" svg:y="4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79cm" svg:y="4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8.235cm" svg:y="4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6" draw:layer="layout" svg:width="0.634cm" svg:height="0.317cm" svg:x="16.583cm" svg:y="4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6" draw:layer="layout" svg:width="0.633cm" svg:height="0.317cm" svg:x="18.677cm" svg:y="4.6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6" draw:layer="layout" svg:width="0.317cm" svg:height="0.316cm" svg:x="17.345cm" svg:y="5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6" draw:layer="layout" svg:width="0.317cm" svg:height="0.316cm" svg:x="17.79cm" svg:y="5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16" draw:layer="layout" svg:width="0.317cm" svg:height="0.316cm" svg:x="18.235cm" svg:y="5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16" draw:layer="layout" svg:width="0.634cm" svg:height="0.316cm" svg:x="16.583cm" svg:y="5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633cm" svg:height="0.316cm" svg:x="18.677cm" svg:y="5.0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345cm" svg:y="5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79cm" svg:y="5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8.235cm" svg:y="5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6" draw:layer="layout" svg:width="0.634cm" svg:height="0.317cm" svg:x="16.583cm" svg:y="5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6" draw:layer="layout" svg:width="0.633cm" svg:height="0.317cm" svg:x="18.677cm" svg:y="5.5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345cm" svg:y="5.9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79cm" svg:y="5.9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8.235cm" svg:y="5.9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6" draw:layer="layout" svg:width="0.634cm" svg:height="0.317cm" svg:x="16.583cm" svg:y="5.9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6" draw:layer="layout" svg:width="0.633cm" svg:height="0.317cm" svg:x="18.677cm" svg:y="5.9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345cm" svg:y="6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79cm" svg:y="6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8.235cm" svg:y="6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16" draw:layer="layout" svg:width="0.634cm" svg:height="0.317cm" svg:x="16.583cm" svg:y="6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16" draw:layer="layout" svg:width="0.633cm" svg:height="0.317cm" svg:x="18.677cm" svg:y="6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345cm" svg:y="4.1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7.79cm" svg:y="4.1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6" draw:layer="layout" svg:width="0.317cm" svg:height="0.317cm" svg:x="18.235cm" svg:y="4.18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0" draw:text-style-name="P21" draw:layer="layout" svg:width="0.224cm" svg:height="1.152cm" svg:x="17.344cm" svg:y="8.2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1" draw:layer="layout" svg:width="0.223cm" svg:height="1.152cm" svg:x="17.832cm" svg:y="8.2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21" draw:layer="layout" svg:width="0.224cm" svg:height="1.152cm" svg:x="18.316cm" svg:y="8.279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1" draw:text-style-name="P29" draw:layer="layout" svg:width="2.057cm" svg:height="1.755cm" draw:transform="rotate (1.5707963267949) translate (17.078cm 8.5cm)">
              <draw:text-box>
                <text:p text:style-name="P28">GND</text:p>
                <text:p text:style-name="P28">VCC</text:p>
                <text:p text:style-name="P28">DAT</text:p>
              </draw:text-box>
            </draw:frame>
          </draw:g>
          <draw:custom-shape draw:style-name="gr42" draw:text-style-name="P6" draw:layer="layout" svg:width="0.577cm" svg:height="0.577cm" svg:x="16.516cm" svg:y="8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6" draw:layer="layout" svg:width="0.577cm" svg:height="0.577cm" svg:x="18.79cm" svg:y="8.3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8" draw:text-style-name="P25" draw:layer="layout" svg:x1="17.923cm" svg:y1="9.03cm" svg:x2="17.923cm" svg:y2="15.869cm">
          <text:p/>
        </draw:line>
        <draw:line draw:style-name="gr26" draw:text-style-name="P25" draw:layer="layout" svg:x1="17.444cm" svg:y1="9.03cm" svg:x2="17.444cm" svg:y2="15.149cm">
          <text:p/>
        </draw:line>
        <draw:line draw:style-name="gr30" draw:text-style-name="P25" draw:layer="layout" svg:x1="18.423cm" svg:y1="9.03cm" svg:x2="18.423cm" svg:y2="16.504cm">
          <text:p/>
        </draw:line>
        <draw:line draw:style-name="gr43" draw:text-style-name="P26" draw:layer="layout" svg:x1="8.484cm" svg:y1="15.869cm" svg:x2="17.923cm" svg:y2="15.869cm">
          <text:p/>
        </draw:line>
        <draw:line draw:style-name="gr44" draw:text-style-name="P26" draw:layer="layout" svg:x1="9.015cm" svg:y1="15.149cm" svg:x2="17.444cm" svg:y2="15.15cm">
          <text:p/>
        </draw:line>
        <draw:line draw:style-name="gr45" draw:text-style-name="P25" draw:layer="layout" svg:x1="2.563cm" svg:y1="13.812cm" svg:x2="10.059cm" svg:y2="13.812cm">
          <text:p/>
        </draw:line>
        <draw:line draw:style-name="gr46" draw:text-style-name="P25" draw:layer="layout" svg:x1="3.661cm" svg:y1="14.112cm" svg:x2="9.527cm" svg:y2="14.112cm">
          <text:p/>
        </draw:line>
        <draw:line draw:style-name="gr25" draw:text-style-name="P25" draw:layer="layout" svg:x1="10.008cm" svg:y1="17.217cm" svg:x2="10.008cm" svg:y2="13.812cm">
          <text:p/>
        </draw:line>
        <draw:line draw:style-name="gr47" draw:text-style-name="P26" draw:layer="layout" svg:x1="4.709cm" svg:y1="15.982cm" svg:x2="5.341cm" svg:y2="15.982cm">
          <text:p/>
        </draw:line>
        <draw:line draw:style-name="gr48" draw:text-style-name="P26" draw:layer="layout" svg:x1="4.209cm" svg:y1="16.469cm" svg:x2="5.969cm" svg:y2="16.469cm">
          <text:p/>
        </draw:line>
        <draw:line draw:style-name="gr31" draw:text-style-name="P25" draw:layer="layout" svg:x1="4.709cm" svg:y1="13.066cm" svg:x2="4.709cm" svg:y2="15.982cm">
          <text:p/>
        </draw:line>
        <draw:line draw:style-name="gr29" draw:text-style-name="P25" draw:layer="layout" svg:x1="4.209cm" svg:y1="13.066cm" svg:x2="4.209cm" svg:y2="16.469cm">
          <text:p/>
        </draw:line>
        <draw:line draw:style-name="gr49" draw:text-style-name="P25" draw:layer="layout" svg:x1="6.448cm" svg:y1="16.482cm" svg:x2="18.423cm" svg:y2="16.482cm">
          <text:p/>
        </draw:line>
        <draw:frame draw:style-name="gr50" draw:text-style-name="P31" draw:layer="layout" svg:width="1.277cm" svg:height="0.962cm" svg:x="9.031cm" svg:y="12.95cm">
          <draw:text-box>
            <text:p text:style-name="P30"><text:span text:style-name="T4">5</text:span><text:span text:style-name="T4">V</text:span></text:p>
          </draw:text-box>
        </draw:frame>
        <draw:frame draw:style-name="gr51" draw:text-style-name="P33" draw:layer="layout" svg:width="6.463cm" svg:height="0.962cm" svg:x="12.88cm" svg:y="14.487cm">
          <draw:text-box>
            <text:p text:style-name="P32"><text:span text:style-name="T5">C</text:span><text:span text:style-name="T5">O</text:span><text:span text:style-name="T5">M</text:span><text:span text:style-name="T5">M</text:span><text:span text:style-name="T5">O</text:span><text:span text:style-name="T5">N</text:span><text:span text:style-name="T5"> </text:span><text:span text:style-name="T5">G</text:span><text:span text:style-name="T5">R</text:span><text:span text:style-name="T5">O</text:span><text:span text:style-name="T5">U</text:span><text:span text:style-name="T5">N</text:span><text:span text:style-name="T5">D</text:span></text:p>
          </draw:text-box>
        </draw:frame>
        <draw:frame draw:style-name="gr52" draw:text-style-name="P35" draw:layer="layout" svg:width="1.806cm" svg:height="0.962cm" svg:x="16.358cm" svg:y="15.22cm">
          <draw:text-box>
            <text:p text:style-name="P34"><text:span text:style-name="T6">3</text:span><text:span text:style-name="T6">.</text:span><text:span text:style-name="T6">3</text:span><text:span text:style-name="T6">V</text:span></text:p>
          </draw:text-box>
        </draw:frame>
        <draw:frame draw:style-name="gr53" draw:text-style-name="P37" draw:layer="layout" svg:width="1.871cm" svg:height="4.619cm" draw:transform="rotate (1.5707963267949) translate (5.091cm 19.693cm)">
          <draw:text-box>
            <text:p text:style-name="P36">GPIO14</text:p>
            <text:p text:style-name="P36">GPIO12</text:p>
            <text:p text:style-name="P36">GPIO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20:02:24.066630492</meta:creation-date>
    <dc:date>2019-11-02T22:13:56.925094321</dc:date>
    <meta:editing-duration>PT2H47M58S</meta:editing-duration>
    <meta:editing-cycles>43</meta:editing-cycles>
    <meta:generator>LibreOffice/6.2.4.2$MacOSX_X86_64 LibreOffice_project/2412653d852ce75f65fbfa83fb7e7b669a126d64</meta:generator>
    <meta:document-statistic meta:object-count="136"/>
  </office:meta>
</office:document-meta>
</file>